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i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rthur (King of the Britain)</text:p>
          </table:table-cell>
          <table:table-cell office:value-type="float" office:value="2" table:style-name="ce8">
            <text:p>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hibault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itialisation projet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reation charte Graphique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eation ossature HTML/CSS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reation logo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25" table:formula="of:=SUM([.E7:.E55])" table:style-name="ce24">
            <text:p>25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TIN Bruno</meta:initial-creator>
    <dc:creator>Thibault JACQUET</dc:creator>
    <meta:creation-date>2017-12-06T13:08:19Z</meta:creation-date>
    <dc:date>2023-09-11T09:12:46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